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02cm" fo:min-width="3.602cm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4.34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6.8cm"/>
    </style:style>
    <style:style style:name="gr5" style:family="graphic" style:parent-style-name="standard">
      <style:graphic-properties draw:textarea-horizontal-align="justify" draw:textarea-vertical-align="middle" draw:auto-grow-height="false" fo:min-height="2.05cm" fo:min-width="3.55cm"/>
    </style:style>
    <style:style style:name="gr6" style:family="graphic" style:parent-style-name="standard">
      <style:graphic-properties draw:textarea-horizontal-align="justify" draw:textarea-vertical-align="middle" draw:auto-grow-height="false" fo:min-height="0.758cm" fo:min-width="3.468cm"/>
    </style:style>
    <style:style style:name="gr7" style:family="graphic" style:parent-style-name="standard">
      <style:graphic-properties draw:textarea-horizontal-align="justify" draw:textarea-vertical-align="middle" draw:auto-grow-height="false" fo:min-height="0.821cm" fo:min-width="4.664cm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4.6cm"/>
    </style:style>
    <style:style style:name="gr9" style:family="graphic" style:parent-style-name="standard">
      <style:graphic-properties draw:textarea-horizontal-align="justify" draw:textarea-vertical-align="middle" draw:auto-grow-height="false" fo:min-height="2.154cm" fo:min-width="3.4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.8cm" svg:height="2.9cm" svg:x="7.2cm" svg:y="2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7cm" svg:height="2.4cm" svg:x="2.7cm" svg:y="7.8cm">
          <text:p text:style-name="P1">Wprowadzaj kolejne</text:p>
          <text:p text:style-name="P1"><text:s/>liczby a,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8.1cm" svg:y1="5cm" svg:x2="6.5cm" svg:y2="7.8cm">
          <text:p/>
        </draw:line>
        <draw:custom-shape draw:style-name="gr4" draw:text-style-name="P1" draw:layer="layout" svg:width="7.3cm" svg:height="1.9cm" svg:x="10.4cm" svg:y="11.6cm">
          <text:p text:style-name="P1">Suma=a+b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8.1cm" svg:height="4.6cm" svg:x="5.9cm" svg:y="15.5cm">
          <text:p text:style-name="P1">Czy suma przekracza 75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2" draw:id="id2" draw:layer="layout" svg:width="6.3cm" svg:height="1.6cm" svg:x="1.5cm" svg:y="21cm">
          <text:p text:style-name="P1">Wprowadz liczbe 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3" draw:id="id3" draw:layer="layout" svg:width="8.2cm" svg:height="1.7cm" svg:x="11cm" svg:y="21.3cm">
          <text:p text:style-name="P1">wprowadz”sumaliczb&gt;75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xml:id="id4" draw:id="id4" draw:layer="layout" svg:width="5.1cm" svg:height="2.1cm" svg:x="4.3cm" svg:y="25.4cm">
          <text:p text:style-name="P1">suma=a+b+c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6cm" svg:height="3.4cm" svg:x="12.9cm" svg:y="25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5cm" svg:y1="9cm" svg:x2="14.2cm" svg:y2="11.7cm">
          <text:p/>
        </draw:line>
        <draw:connector draw:style-name="gr10" draw:text-style-name="P2" draw:layer="layout" svg:x1="5.9cm" svg:y1="17.8cm" svg:x2="5.438cm" svg:y2="21cm" draw:start-shape="id1" draw:start-glue-point="5" draw:end-shape="id2" draw:end-glue-point="4" svg:d="M5900 17800h-462v3200" svg:viewBox="0 0 463 3201">
          <text:p text:style-name="P1">nie</text:p>
        </draw:connector>
        <draw:connector draw:style-name="gr10" draw:text-style-name="P2" draw:layer="layout" svg:x1="14cm" svg:y1="17.8cm" svg:x2="15.1cm" svg:y2="21.3cm" draw:start-shape="id1" draw:start-glue-point="7" draw:end-shape="id3" svg:d="M14000 17800h1100v3500" svg:viewBox="0 0 1101 3501">
          <text:p text:style-name="P1">tak</text:p>
        </draw:connector>
        <draw:line draw:style-name="gr3" draw:text-style-name="P2" draw:layer="layout" svg:x1="4.7cm" svg:y1="22.5cm" svg:x2="6.2cm" svg:y2="25.4cm">
          <text:p/>
        </draw:line>
        <draw:connector draw:style-name="gr3" draw:text-style-name="P2" draw:layer="layout" draw:line-skew="-2.599cm" svg:x1="4.3cm" svg:y1="26.45cm" svg:x2="9.9cm" svg:y2="14.5cm" draw:start-shape="id4" draw:start-glue-point="3" svg:d="M4300 26450h-3100v-11950h8700" svg:viewBox="0 0 8701 11951">
          <text:p/>
        </draw:connector>
        <draw:line draw:style-name="gr3" draw:text-style-name="P2" draw:layer="layout" svg:x1="10.4cm" svg:y1="12.6cm" svg:x2="9.7cm" svg:y2="15.6cm">
          <text:p/>
        </draw:line>
        <draw:line draw:style-name="gr3" draw:text-style-name="P2" draw:layer="layout" svg:x1="15.2cm" svg:y1="23cm" svg:x2="15.7cm" svg:y2="2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2:40:25.679000000</meta:creation-date>
    <dc:date>2017-10-09T22:54:11.114000000</dc:date>
    <meta:editing-duration>PT3M34S</meta:editing-duration>
    <meta:editing-cycles>1</meta:editing-cycles>
    <meta:document-statistic meta:object-count="16"/>
    <meta:generator>LibreOffice/5.4.2.2$Windows_X86_64 LibreOffice_project/22b09f6418e8c2d508a9eaf86b2399209b0990f4</meta:generator>
  </office:meta>
</office:document-meta>
</file>